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ea5cb"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b85f"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2587" officeooo:paragraph-rsid="00352587"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2587" officeooo:paragraph-rsid="0036d349"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1792d" officeooo:paragraph-rsid="0031792d"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1792d" officeooo:paragraph-rsid="0040b8bf"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1792d" officeooo:paragraph-rsid="004567c6"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1792d" officeooo:paragraph-rsid="0049dbc9"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7fc20" officeooo:paragraph-rsid="0047fc20"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cfd97" officeooo:paragraph-rsid="004cfd97"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text-align="justify" style:justify-single-word="false"/>
    </style:style>
    <style:style style:name="P103" style:family="paragraph" style:parent-style-name="Text_20_body">
      <loext:graphic-properties draw:fill="solid" draw:fill-color="#eeeeee" draw:opacity="100%"/>
      <style:paragraph-properties fo:background-color="#eeeeee"/>
      <style:text-properties fo:language="ru" fo:country="RU"/>
    </style:style>
    <style:style style:name="P10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loext:graphic-properties draw:fill="solid" draw:fill-color="#eeeeee" draw:opacity="100%"/>
      <style:paragraph-properties fo:background-color="#eeeeee"/>
    </style:style>
    <style:style style:name="P107" style:family="paragraph" style:parent-style-name="First_20_line_20_indent">
      <loext:graphic-properties draw:fill="solid" draw:fill-color="#eeeeee" draw:opacity="100%"/>
      <style:paragraph-properties fo:background-color="#eeeeee"/>
      <style:text-properties fo:language="ru" fo:country="RU"/>
    </style:style>
    <style:style style:name="P10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fo:color="#800000"/>
    </style:style>
    <style:style style:name="P11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text-align="center" style:justify-single-word="false" fo:text-indent="0in" style:auto-text-indent="false"/>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3" style:family="paragraph" style:parent-style-name="Footnote">
      <style:paragraph-properties fo:margin-left="0in" fo:margin-right="0in" fo:text-indent="0in" style:auto-text-indent="false"/>
      <style:text-properties fo:language="en" fo:country="US"/>
    </style:style>
    <style:style style:name="P124" style:family="paragraph" style:parent-style-name="Footnote">
      <style:text-properties fo:language="en" fo:country="US"/>
    </style:style>
    <style:style style:name="P125" style:family="paragraph" style:parent-style-name="Footnote">
      <style:text-properties fo:language="ru" fo:country="RU"/>
    </style:style>
    <style:style style:name="P126" style:family="paragraph" style:parent-style-name="Footnote">
      <style:text-properties style:use-window-font-color="true"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5" style:family="paragraph" style:parent-style-name="Standard">
      <style:text-properties fo:font-style="italic" style:font-style-asian="italic" style:font-style-complex="italic"/>
    </style:style>
    <style:style style:name="P136" style:family="paragraph" style:parent-style-name="Text_20_body" style:list-style-name="L1">
      <style:paragraph-properties fo:text-align="justify" style:justify-single-word="false"/>
    </style:style>
    <style:style style:name="P137" style:family="paragraph" style:parent-style-name="Text_20_body">
      <style:text-properties fo:language="ru" fo:country="RU"/>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text-properties fo:language="en" fo:country="US" officeooo:rsid="004e86e7" officeooo:paragraph-rsid="004e86e7"/>
    </style:style>
    <style:style style:name="P14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Heading_20_1">
      <loext:graphic-properties draw:fill="solid" draw:fill-color="#eeeeee" draw:opacity="100%"/>
      <style:paragraph-properties fo:background-color="#eeeeee"/>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text-properties fo:language="ru" fo:country="RU"/>
    </style:style>
    <style:style style:name="P152" style:family="paragraph" style:parent-style-name="Heading_20_2">
      <loext:graphic-properties draw:fill="solid" draw:fill-color="#eeeeee" draw:opacity="100%"/>
      <style:paragraph-properties fo:background-color="#eeeeee"/>
      <style:text-properties fo:language="ru" fo:country="RU"/>
    </style:style>
    <style:style style:name="P153" style:family="paragraph" style:parent-style-name="Heading_20_2">
      <loext:graphic-properties draw:fill="solid" draw:fill-color="#eeeeee" draw:opacity="100%"/>
      <style:paragraph-properties fo:background-color="#eeeeee"/>
    </style:style>
    <style:style style:name="P15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2a8d74"/>
    </style:style>
    <style:style style:name="T9" style:family="text">
      <style:text-properties fo:language="ru" fo:country="RU" officeooo:rsid="002afe09"/>
    </style:style>
    <style:style style:name="T10" style:family="text">
      <style:text-properties fo:language="ru" fo:country="RU" officeooo:rsid="002ceb03"/>
    </style:style>
    <style:style style:name="T11" style:family="text">
      <style:text-properties fo:language="ru" fo:country="RU" officeooo:rsid="00389dca"/>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background-color="transparent" loext:char-shading-value="0"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style:text-line-through-type="single"/>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fo:font-style="italic" style:font-style-asian="italic" style:font-style-complex="italic"/>
    </style:style>
    <style:style style:name="T65" style:family="text">
      <style:text-properties officeooo:rsid="001fae61"/>
    </style:style>
    <style:style style:name="T66" style:family="text">
      <style:text-properties officeooo:rsid="0020d90d"/>
    </style:style>
    <style:style style:name="T67" style:family="text">
      <style:text-properties officeooo:rsid="002f8875"/>
    </style:style>
    <style:style style:name="T68" style:family="text">
      <style:text-properties officeooo:rsid="003aef6c"/>
    </style:style>
    <style:style style:name="T69" style:family="text">
      <style:text-properties officeooo:rsid="0040b8bf"/>
    </style:style>
    <style:style style:name="T70" style:family="text">
      <style:text-properties officeooo:rsid="004567c6"/>
    </style:style>
    <style:style style:name="T71" style:family="text">
      <style:text-properties officeooo:rsid="0049db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37">Обмен ( <text:a xlink:type="simple" xlink:href="https://darkpony.ru/obmen/" text:style-name="Internet_20_link" text:visited-style-name="Visited_20_Internet_20_Link">https://darkpony.ru/obmen/</text:a> )</text:p>
      <text:p text:style-name="P14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815140237230287911" text:style-name="L1">
        <text:list-item>
          <text:p text:style-name="P136">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6768658640426120341" text:style-name="L2">
        <text:list-item>
          <text:p text:style-name="P139">«Великие грифоны прошлого» - из канона (5<text:span text:style-name="T12">s8e)</text:span></text:p>
        </text:list-item>
        <text:list-item>
          <text:p text:style-name="P139">«Высшие заклинания в повседневном использовании: от песчинки до дворца»</text:p>
        </text:list-item>
        <text:list-item>
          <text:p text:style-name="P140">«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48">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pan text:style-name="T57">Тайны Тайных Наук</text:span>» - обмен</text:p>
        </text:list-item>
        <text:list-item>
          <text:p text:style-name="P140">«Основы Заклятий» - обмен</text:p>
        </text:list-item>
        <text:list-item>
          <text:p text:style-name="P13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16602391109448568"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1">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2">Искусственный интеллект. Создан Владом и Максом. Разработан для управления корпорациями.</text:p>
      <text:h text:style-name="Heading_20_3" text:outline-level="3">Норф</text:h>
      <text:p text:style-name="P10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10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text:soft-page-break/>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0" text:outline-level="2">1. Терра</text:h>
      <text:p text:style-name="P27">музыка - кондовая электронная, холодная и отчаянная (Electronics “Disappointed”)</text:p>
      <text:p text:style-name="P11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2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2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7"><text:span text:style-name="T12">&gt;\</text:span>Привет, Нексус. Это Макс.</text:p>
      <text:p text:style-name="P77"><text:span text:style-name="T12">&lt;\</text:span>Привет Макс. <text:span text:style-name="T1">Рад тебя видеть. Где ты отсутствовал три дня?</text:span></text:p>
      <text:p text:style-name="P77"><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77"><text:span text:style-name="T12">&gt;\</text:span>Как называется наш проект?</text:p>
      <text:p text:style-name="P77"><text:span text:style-name="T12">&lt;\</text:span>Дайсон.</text:p>
      <text:p text:style-name="P77"><text:span text:style-name="T12">&gt;\</text:span>Сколько тебе лет?</text:p>
      <text:p text:style-name="P77"><text:soft-page-break/><text:span text:style-name="T12">&lt;\</text:span>Два года с начала запуска кластера.</text:p>
      <text:p text:style-name="P77"><text:span text:style-name="T12">&gt;\</text:span>Какой сейчас год?</text:p>
      <text:p text:style-name="P77"><text:span text:style-name="T12">&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77"><text:span text:style-name="T12">&gt;\</text:span>Нексус, отключи память <text:span text:style-name="T1">заданий</text:span> за последнюю неделю.</text:p>
      <text:p text:style-name="P77"><text:span text:style-name="T12">&lt;\</text:span>Выполнено.</text:p>
      <text:p text:style-name="P77"><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2">&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2">&lt;\</text:span><text:span text:style-name="T1">Выполняю задачу</text:span>...</text:p>
      <text:p text:style-name="P78"><text:span text:style-name="T12">&lt;\</text:span>...</text:p>
      <text:p text:style-name="P78"><text:span text:style-name="T12">&lt;\</text:span>Решение:</text:p>
      <text:p text:style-name="P78"><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77"><text:span text:style-name="T12">&gt;</text:span>\Нексус, почему ты используешь жёсткие настройки <text:span text:style-name="T1">для решения задачи</text:span>?</text:p>
      <text:p text:style-name="P77"><text:span text:style-name="T12">&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77"><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77"><text:span text:style-name="T12">&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84"><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12">***</text:p>
      <text:p text:style-name="P112"/>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60">мелодия из Донни Дарко</text:span><text:span text:style-name="T12">&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4">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29"/>
      <text:p text:style-name="P11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oft-page-break/><text:span text:style-name="T12">–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5">Спи, сестра моя родная,<text:line-break/>Спи. Усни.<text:line-break/>Крыльями тебя укрою,<text:line-break/>Спи. Усни.</text:p><text:p text:style-name="P125"><text:tab/>В чаще тёмной волки воют,<text:line-break/>Спи. Усни.</text:p><text:p text:style-name="P125"><text:tab/>В мрачном замке духи ноют,<text:line-break/>Спи. Усни.</text:p><text:p text:style-name="P125"><text:tab/>Сказки вечность нам читает,<text:line-break/>Спи. Усни.<text:line-break/>День осенний угасает,<text:line-break/>Спи. Усни.<text:line-break/>Помни только в сне глубоком,</text:p><text:p text:style-name="P12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590976396170089959" text:style-name="L4">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4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3"><text:s/>Сколько страниц сегодня нахреначили?</text:p><text:p text:style-name="P124">– <text:span text:style-name="T1">Восемь, учитель!</text:span></text:p><text:p text:style-name="P124">–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3">–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6">***</text:p>
      <text:p text:style-name="P56"/>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text:soft-page-break/>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8">Я</text:span> помогу! – <text:s/>Селестия изогнула шею и стала зубами сжимать защёлку.</text:p>
      <text:p text:style-name="P47">ШЛОП!</text:p>
      <text:p text:style-name="P47"><text:soft-page-break/>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text:span><text:span text:style-name="T9">Мигнула</text:span><text:span text:style-name="T1"> молния фотовспышки.</text:span></text:p>
      <text:p text:style-name="P47"><text:span text:style-name="T1">– Занавес. </text:span>– <text:s/><text:span text:style-name="T1">подытожил я.</text:span></text:p>
      <text:p text:style-name="P47"/>
      <text:h text:style-name="P151" text:outline-level="2"><text:span text:style-name="T12">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text:soft-page-break/>–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text:soft-page-break/>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6">***</text:p>
      <text:p text:style-name="P53">&lt;<text:span text:style-name="T52">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50" text:outline-level="2">6. Стыд</text:h>
      <text:p text:style-name="P53"/>
      <text:p text:style-name="P69">~~~ Завтра на семь в библиотеке ~~~</text:p>
      <text:p text:style-name="P69"><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6">***</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3">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6">***</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8">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2">40-6</text:span></text:h>
      <text:p text:style-name="P82">Mark Knopfler — Hill Farmers Blues — или на следующую главу (прощание)</text:p>
      <text:p text:style-name="P53"/>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6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4">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0"> </text:span><text:span text:style-name="T34">Его центр занимал высокий </text:span><text:span text:style-name="T40">кругл</text:span><text:span text:style-name="T34">ый</text:span><text:span text:style-name="T40"> </text:span><text:span text:style-name="T34">футон</text:span><text:span text:style-name="T40"> </text:span><text:span text:style-name="T34">с</text:span><text:span text:style-name="T40"> велик</text:span><text:span text:style-name="T34">им</text:span><text:span text:style-name="T40"> множество</text:span><text:span text:style-name="T34">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6">Мне печалиться не стоит</text:p><text:p text:style-name="P126">Жизнь прекрасна и ярка</text:p><text:p text:style-name="P126">Телом молода, душою —</text:p><text:p text:style-name="P126">Как дракон морской мудра</text:p><text:p text:style-name="P126"/><text:p text:style-name="P126">Я видала взлёт империй,</text:p><text:p text:style-name="P126">Я жила среди легенд,</text:p><text:p text:style-name="P126">Древней магии мистерий</text:p><text:p text:style-name="P126">Я прилежнейший студент</text:p><text:p text:style-name="P126"/><text:p text:style-name="P126">Обожаема народом,</text:p><text:p text:style-name="P126">Уважаема врагом,</text:p><text:p text:style-name="P126">Но друзей моих немного,</text:p><text:p text:style-name="P126">Гложет душу холодом</text:p><text:p text:style-name="P126"/><text:p text:style-name="P126">Одинока и печальна,</text:p><text:p text:style-name="P126">Недоступна и строга,</text:p><text:p text:style-name="P126">Потеряла изначальный</text:p><text:p text:style-name="P126">Смысл жизни навсегда</text:p><text:p text:style-name="P126"/><text:p text:style-name="P126">Жизнь моя теперь публична,</text:p><text:p text:style-name="P126">Жизнь моя теперь для всех,</text:p><text:p text:style-name="P126">В этом — горе, в этом — счастье,</text:p><text:p text:style-name="P12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text:span><text:span text:style-name="T11">номер «Кантерлот геральд»</text:span><text:span text:style-name="T1">.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text:span><text:span text:style-name="T10">и</text:span><text:span text:style-name="T1">, пытающейся прикрыть меня крыльями в то время, как я копошился сзади на табуретке.</text:span></text:p>
      <text:p text:style-name="P55">– Примерно такие. – расхохоталась Тия. <text:span text:style-name="T12">–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2">–</text:span> А водку у вас принято пить?</text:p>
      <text:p text:style-name="P4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6">***</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0">– </text:span><text:span text:style-name="T34">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4">А из Пинто Крика уже месяц нет новостей...</text:span></text:p>
      <text:p text:style-name="P5"><text:span text:style-name="T40">–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4">– </text:span>“<text:span text:style-name="T1">Что я могу сделать, чтобы вернуть всё назад?</text:span>”</text:p>
      <text:p text:style-name="P14"><text:span text:style-name="T44">– </text:span><text:span text:style-name="T34">Так и сказала?</text:span></text:p>
      <text:p text:style-name="P1"><text:span text:style-name="T40">–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4">– </text:span><text:span text:style-name="T34">Что бы это значило, Флер?</text:span></text:p>
      <text:p text:style-name="P14"><text:span text:style-name="T44">–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кольты!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8">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1">&lt;</text:span><text:span text:style-name="T56">Mark Knopfler - </text:span><text:span text:style-name="T55">Hill Farmer's Blues</text:span><text:span text:style-name="T41">&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Луна.</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горгулия?</text:p>
      <text:p text:style-name="P69">– <text:s/>Тебя я забрать ему не дам. А в дядю не тыкай копытом, это невежливо! Спи уже, мой маленький!</text:p>
      <text:p text:style-name="P69">– Поцелуй меня на ночь, мам!</text:p>
      <text:p text:style-name="P69"><text:soft-page-break/>– Конечно, мой хороший...</text:p>
      <text:p text:style-name="P6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13"><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6">***</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его френдкольта».</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text:soft-page-break/>– В сейфе, я в курсе.</text:p>
      <text:p text:style-name="P69"/>
      <text:p text:style-name="P71">***</text:p>
      <text:p text:style-name="P81">&lt;Seal — Amazing <text:span text:style-name="T1">(T</text:span><text:span text:style-name="T12">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6">»</text:span></text:p>
      <text:p text:style-name="P12">Я остановилась перед дверью. <text:span text:style-name="T68">Четыре ярда</text:span> брони отделяли меня от Эквестрии. <text:span text:style-name="T68">Четыре ярда</text:span>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Хренасе... Человеки рулят...» <text:span text:style-name="T16">—</text:span><text:span text:style-name="T17">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8">d.notive — Talking Flight</text:span>&gt;</text:p>
      <text:p text:style-name="P69">Дата: 12.04.1003 А.С.</text:p>
      <text:p text:style-name="P69">Эксперимент: заклинание Воплощения Индрэ</text:p>
      <text:p text:style-name="P69">Испытуемая: Рэрити</text:p>
      <text:p text:style-name="P69">Синопсис: запись сна со слов испытуемой</text:p>
      <text:p text:style-name="P69">Замечания: замечаний нет</text:p>
      <text:p text:style-name="P69"/>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3">— чёрный экран. Он высасывает из </text:span>эгрегора Эквестрии (места, откуда берутся и куда уходят <text:span text:style-name="T1">всепони</text:span><text:span text:style-name="T6">, </text:span><text:span text:style-name="T43">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9"/>
      <text:p text:style-name="P71">***</text:p>
      <text:p text:style-name="P69"/>
      <text:p text:style-name="P69">Дата: 12.04.1003 А.С.</text:p>
      <text:p text:style-name="P69">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56">***</text:p>
      <text:p text:style-name="P53"/>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4">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text:p>
      <text:p text:style-name="P53">Вырвавшись от всезнайки на свежий воздух, я направился в центр. Пробежавшись взглядом по заголовкам вчерашн<text:span text:style-name="T67">его</text:span> «<text:span text:style-name="T67">Понивилль Экспресс</text:span>», сплюнул в сердцах.</text:p>
      <text:p text:style-name="P53">«<text:span text:style-name="T31">Чужестранец-человек разбил сердце нашей обожаемой Селестии! Двор в отчаянии </text:span><text:span text:style-name="T16">—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2">– </text:span>Вы, наверное, ждёте кого-то?</text:p>
      <text:p text:style-name="P57"><text:span text:style-name="T12">– </text:span>Неа.</text:p>
      <text:p text:style-name="P57"><text:span text:style-name="T12">– </text:span>Просто обедаете?</text:p>
      <text:p text:style-name="P57"><text:span text:style-name="T12">– </text:span>Неа.</text:p>
      <text:p text:style-name="P57"><text:span text:style-name="T12">– </text:span>Просто сидите и мрачно смотрите на меня?</text:p>
      <text:p text:style-name="P57"><text:span text:style-name="T12">– </text:span>Неа.</text:p>
      <text:p text:style-name="P57">Хм, а эта пони не из разговорчивых. Ну ладно.</text:p>
      <text:p text:style-name="P57"><text:span text:style-name="T12">– </text:span>А что же вы делаете?</text:p>
      <text:p text:style-name="P57"><text:span text:style-name="T12">– </text:span>Веселюсь. <text:span text:style-name="T12">– </text:span>мрачно заявила пони.</text:p>
      <text:p text:style-name="P57"><text:span text:style-name="T12">–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oft-page-break/><text:span text:style-name="T12">– </text:span>Привет, Макс!</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2">– </text:span>Мы с вами раньше встречались?</text:p>
      <text:p text:style-name="P57"><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7">— </text:span><text:span text:style-name="T59">эт правда?</text:span></text:p>
      <text:p text:style-name="P53"><text:soft-page-break/><text:span text:style-name="T17">– </text:span><text:span text:style-name="T59">Какая из? Их много, вообще-то. Ик!</text:span></text:p>
      <text:p text:style-name="P53"><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53"><text:span text:style-name="T17">– </text:span><text:span text:style-name="T59">Макс,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в так и не съеденный салат «по-Кантерлотски» и захрапела.</text:span></text:p>
      <text:p text:style-name="P53"><text:span text:style-name="T17">– </text:span><text:span text:style-name="T59">Пока не умру?</text:span></text:p>
      <text:p text:style-name="P53"><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8"><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8"><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8"><text:span text:style-name="T12">–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2">– </text:span>Стооой! <text:span text:style-name="T12">– </text:span>заорал я. <text:span text:style-name="T12">– </text:span>Выпрыгивай из бочки!!!</text:p>
      <text:p text:style-name="P58">Кобылка-пилот улыбнулась и постукала копытцем по шлему, показывая, что не слышит меня.</text:p>
      <text:p text:style-name="P58"><text:span text:style-name="T12">– </text:span>Выпрыгивааа... <text:span text:style-name="T12">–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2">– </text:span>Смотри, вот те и ответ на вопрос, куда деваются пони!</text:p>
      <text:p text:style-name="P58"><text:span text:style-name="T12">– </text:span>Где? <text:span text:style-name="T12">– </text:span>единорожка начала оглядываться.</text:p>
      <text:p text:style-name="P58"><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8"><text:span text:style-name="T12">– </text:span>И что? Я всё равно не пойму, куда пони деваются? И куда пропала Скуталу?</text:p>
      <text:p text:style-name="P58"><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72">Приветствую тебя, мой маленький человек!</text:p>
      <text:p text:style-name="P7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72"><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2">P.S. Н</text:span>е гневите мироздание воровством! <text:span text:style-name="T31">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7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9"/>
      <text:h text:style-name="Heading_20_2" text:outline-level="2">13. Мэйнхэттен</text:h>
      <text:p text:style-name="P69"/>
      <text:p text:style-name="P58"><text:span text:style-name="T12">–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2">– </text:span>Не отсылается. Глюк какой-то.</text:p>
      <text:p text:style-name="P5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8"><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8"><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60">***</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2">– </text:span>Это неправильно! <text:span text:style-name="T12">– </text:span>заявила Рэйнбоу Дэш, отвернувшись от окна.</text:p>
      <text:p text:style-name="P58"><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8"><text:span text:style-name="T12">– </text:span>Да я не про то! <text:span text:style-name="T12">– </text:span>отмахнулась пегаска. <text:span text:style-name="T12">– </text:span>Посмотри на поле.</text:p>
      <text:p text:style-name="P58"><text:span text:style-name="T12">– </text:span>И что? Поле как поле.</text:p>
      <text:p text:style-name="P58"><text:span text:style-name="T12">– </text:span>Оно не убрано. <text:span text:style-name="T12">– </text:span>мрачно ответила Дэш. <text:span text:style-name="T12">– </text:span>Ужас, сколько кукурузы пропадает!</text:p>
      <text:p text:style-name="P58">Я присмотрелся получше и указал пегаске на очередной городок, проносящийся за окном.</text:p>
      <text:p text:style-name="P58"><text:span text:style-name="T12">– </text:span>У самого посёлка поля убраны. Наверняка дойдёт дело и до остальных.</text:p>
      <text:p text:style-name="P58"><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2">– </text:span>Спасибо, но от пинкиных плюшек у меня фланки округляются.</text:p>
      <text:p text:style-name="P58"><text:span text:style-name="T12">– </text:span>Да ладно тебе! От одной не округлятся.</text:p>
      <text:p text:style-name="P58"><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2"> </text:span>Как будто…</text:p>
      <text:p text:style-name="P58"><text:span text:style-name="T12">–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2">–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soft-page-break/>…</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2">–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2">– </text:span>Леди и джентльпони! Просьба не паниковать! Поезд дальше не идёт: впереди провал! <text:span text:style-name="T12">– </text:span>крикнул проводник.</text:p>
      <text:p text:style-name="P58"><text:span text:style-name="T12">– </text:span>Какой ещё, в дышло, провал? Я проезжал тут два дня назад!</text:p>
      <text:p text:style-name="P58"><text:span text:style-name="T12">– </text:span>Безобразие! Верните мне деньги за билет!</text:p>
      <text:p text:style-name="P58"><text:span text:style-name="T12">– </text:span>Как вы смеете! Я опоздаю в порт! <text:s/><text:span text:style-name="T12">–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2">– </text:span>Дэш, нам надо на ту сторону.</text:p>
      <text:p text:style-name="P58"><text:span text:style-name="T12">– </text:span>Нет проблем. Я могу тебя перенести.</text:p>
      <text:p text:style-name="P58">Я с сомнением посмотрел на пегаску. Дэш в холке была мне по пояс.</text:p>
      <text:p text:style-name="P58"><text:span text:style-name="T12">– </text:span>Ты точно в этом уверена?</text:p>
      <text:p text:style-name="P5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8">Мля.</text:p>
      <text:p text:style-name="P58"><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2">– </text:span>Я чувствую, что только что упустил отличную возможность отлить на вселенную!</text:p>
      <text:p text:style-name="P58"/>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7">Принцесса Селестия Эквестрийская» </text:span><text:span text:style-name="T42">– </text:span><text:span text:style-name="T46">прочитал охранник, близоруко щурясь.</text:span></text:p>
      <text:p text:style-name="P58"><text:span text:style-name="T12">– </text:span>Удостоверение личности предъявлять? <text:span text:style-name="T12">– </text:span>осведомился я.</text:p>
      <text:p text:style-name="P58"><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8">Дэш, ни слова не говоря, прислонила ухо к двери.</text:p>
      <text:p text:style-name="P58"><text:span text:style-name="T12">– </text:span>Будешь смеяться, но именно этим он и занят. Вызывает полицию по телефону. <text:span text:style-name="T12">– </text:span>сообщила пегаска.</text:p>
      <text:p text:style-name="P58"><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2">– </text:span>Сколько у нас времени?</text:p>
      <text:p text:style-name="P58">Дэш почесала в затылке.</text:p>
      <text:p text:style-name="P58"><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2">– </text:span>Тогда давай сначала обыщем контору. Если уж полиция всё равно едет сюда, так пусть у них хотя бы будет повод!</text:p>
      <text:p text:style-name="P58"/>
      <text:p text:style-name="P60">***</text:p>
      <text:p text:style-name="P58"/>
      <text:p text:style-name="P58"><text:soft-page-break/>Разумеется, полиция приехала, как только мы обнаружили эти чёртовы резонаторы — иначе ж и быть не могло!</text:p>
      <text:p text:style-name="P58">…</text:p>
      <text:p text:style-name="P58">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58">Снаружи послышался вой сирены и цокот множества копыт.</text:p>
      <text:p text:style-name="P58"><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2">– </text:span>Это твои двадцать минут? <text:span text:style-name="T12">– </text:span>возмутился я. <text:span text:style-name="T12">– </text:span>Да ещё и десяти не прошло!</text:p>
      <text:p text:style-name="P58">Дэш вымучено скривилась.</text:p>
      <text:p text:style-name="P58"><text:span text:style-name="T12">– </text:span>Человек Макс, здание окружено! Мы знаем, что ты внутри! Выходи добровольно, или будешь взят силой!</text:p>
      <text:p text:style-name="P58">Я разбил топором стеклянные дверцы прибора и вытащил рубины.</text:p>
      <text:p text:style-name="P58"><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2">– </text:span>Ну уж фигушки. Я тебя тут не оставлю.</text:p>
      <text:p text:style-name="P58"><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pan text:style-name="T12">– </text:span>Быстро за мной! <text:span text:style-name="T12">–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2">– Ю-</text:span>хууу<text:span text:style-name="T12">!!!</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2">–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8"><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2">– </text:span>Макс, подвинься!</text:p>
      <text:p text:style-name="P58">Пегаска оттеснила меня крупом и повернулась к двери задом.</text:p>
      <text:p text:style-name="P58"><text:span text:style-name="T12">–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2">– </text:span>Ты чего на меня так уставился? <text:span text:style-name="T12">– </text:span>подозрительно спросила пегаска.</text:p>
      <text:p text:style-name="P58"><text:span text:style-name="T12">– </text:span>Да так… Не ожидал, что ты такая…</text:p>
      <text:p text:style-name="P58"><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2">– </text:span>Ты! Не! По! Нял! Те! Бе! Не! Льзя! Тут! Ос! Та! ВАТЬСЯ!!! <text:span text:style-name="T12">–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pan text:style-name="T12">– </text:span>Ты чего делаешь??!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8">Некоторое время было тихо. Потом хлопнули ставни и чей-то сонный голос недовольно пробормотал:</text:p>
      <text:p text:style-name="P58"><text:soft-page-break/><text:span text:style-name="T12">–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2">–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2">– </text:span>Так-так, посмотрим, что тут у нас. Ага. Гм. Это наверняка тот монстр-человек, о котором писали в газетах. Занятно.</text:p>
      <text:p text:style-name="P58">Я крутился в телекинетическом поле перед единорожкой как некий диковиный экспонат шоу уродцев.</text:p>
      <text:p text:style-name="P58"><text:span text:style-name="T12">– </text:span>А это у нас кто? Гмм. Пегаска. Вот так раз! Рэйнбоу Дэш! Какими судьбами?</text:p>
      <text:p text:style-name="P58"><text:span text:style-name="T12">– </text:span>ТРИКСИ! <text:span text:style-name="T12">– <text:s/></text:span>фейсхуфнула Дэш. <text:span text:style-name="T12">– </text:span>Во имя Селестии, ЧТО ты тут делаешь?!!</text:p>
      <text:p text:style-name="P58"><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8"><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8"><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2">– </text:span>Ей ведь нельзя рассказывать, да?</text:p>
      <text:p text:style-name="P58"><text:span text:style-name="T12">– </text:span>Нельзя. <text:span text:style-name="T12">– </text:span>подтвердил я. <text:span text:style-name="T12">–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2">– </text:span>ОГО!</text:p>
      <text:p text:style-name="P58">Единорожка аж уселась на крыльцо от удивления.</text:p>
      <text:p text:style-name="P58"><text:span text:style-name="T12">– </text:span>Представлем себе, ЧТО вы скрываете, если пегаска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oft-page-break/><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2">– </text:span>Мы приняли решение не выдавать вас полиции в обмен на то, что вы расскажете нам о вашей секретной миссии!</text:p>
      <text:p text:style-name="P58"><text:span text:style-name="T12">– </text:span>Не пойдёт! <text:span text:style-name="T12">– </text:span>заявил я. <text:span text:style-name="T12">– </text:span>Я уже сказал, что это тайна. Мне добавить нечего.</text:p>
      <text:p text:style-name="P58"><text:span text:style-name="T12">– </text:span>Да неужели? <text:span text:style-name="T12">– </text:span>захлопала ресницами Трикси. <text:span text:style-name="T12">–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text:p>
      <text:p text:style-name="P51"/>
      <text:p text:style-name="P58"><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8"><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2">– </text:span>Стой! Что ты там сказала о Селестии?</text:p>
      <text:p text:style-name="P58">Трикси молча левитировала мне газеты с трюмо.</text:p>
      <text:p text:style-name="P58">Фак! Фак-фак-фак!!!</text:p>
      <text:p text:style-name="P58">«<text:span text:style-name="T31">Исчезновение дневной главы диархии: Эквестрия в панике!</text:span>» (статья двухдневной давности).</text:p>
      <text:p text:style-name="P58">«<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8">«<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8">«<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8"><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2">–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4">–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Трижды дерьмо!!! Я забыл, что для проведения эксперимента, нам нужна помощь Селестии!</text:p>
      <text:p text:style-name="P58"/>
      <text:p text:style-name="P7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58">МУ-ХА-ХА!</text:p>
      <text:p text:style-name="P58"><text:soft-page-break/>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58">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8">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4"/>
      <text:h text:style-name="Heading_20_2" text:outline-level="2">14. Дорога в Понивилль</text:h>
      <text:p text:style-name="P51">&lt;<text:span text:style-name="T61">David Bowie - Lets Dance/ Ashes To Ashes</text:span></text:p>
      <text:p text:style-name="P51"><text:span text:style-name="T61">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text:soft-page-break/>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60">***</text:p>
      <text:p text:style-name="P58"/>
      <text:p text:style-name="P58">Три дня спустя...</text:p>
      <text:p text:style-name="P58">«<text:span text:style-name="T31">Добро пожаловать в Груммингтон! Вам здесь рады! Население города</text:span> <text:span text:style-name="T63">302 пони</text:span>. <text:span text:style-name="T62">250 пони</text:span>. <text:span text:style-name="T62">125 поней</text:span>. 54 паня.»</text:p>
      <text:p text:style-name="P58">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8">Я вернулся за столик у окна и продолжил писать письмо.</text:p>
      <text:p text:style-name="P58">«<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4">Дела тут идут неважнецки, если не сказать соввсем паршиво.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74">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64">так её </text:span><text:span text:style-name="T3">разэтак</text:span><text:span text:style-name="T64">,</text:span><text:span text:style-name="T21"> магия!</text:span><text:span text:style-name="T54">»</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text:span text:style-name="T69">Пегаска</text:span>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text:span text:style-name="T66">ё</text:span>л <text:span text:style-name="T66">масштаб</text:span>.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text:span text:style-name="T65">и легонько встряхнул</text:span>.</text:p>
      <text:p text:style-name="P58"><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8">Дэш <text:span text:style-name="T66">негромко всхлипнула и тут же закашлялась, пытаясь скрыть секундную слабость.</text:span></text:p>
      <text:p text:style-name="P59">– <text:span text:style-name="T66">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считать разучились, но и почти забыли смысл торговли! И едят сено! Какого сена!!!</text:span></text:p>
      <text:p text:style-name="P63">Пегаска фейсхуфнула.</text:p>
      <text:p text:style-name="P64">– <text:span text:style-name="T69">А ещё, у них почти не видно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span></text:p>
      <text:p text:style-name="P61">Я поставил кастрюлю с картошкой на печку.</text:p>
      <text:p text:style-name="P65">– <text:span text:style-name="T70">Дэш/ Когда ты в последний раз летала?</text:span></text:p>
      <text:p text:style-name="P65">– <text:span text:style-name="T70">Вчера утром. А что?</text:span></text:p>
      <text:p text:style-name="P65">– <text:span text:style-name="T70">Попробуй взлети сейчас. Просто поднимись к потолку.</text:span></text:p>
      <text:p text:style-name="P67">Пегаска недоумённо взглянула на меня, но сбросила плащ и замахала крыльями. <text:span text:style-name="T71">Потом замахала сильнее и подпрыгнула. Потом отошла к дальней стене, коротко разбежалась и, замахав ещё сильнее, <text:s/>подпрыгнула изо всех сил.</text:span></text:p>
      <text:p text:style-name="P66">– <text:span text:style-name="T71">Какого сена!!!</text:span></text:p>
      <text:p text:style-name="P68">Пегаска стояла на полу и удивлённо рассматривала свои крылья.</text:p>
      <text:p text:style-name="P62"/>
      <text:p text:style-name="P61"/>
      <text:p text:style-name="P51">&lt;<text:span text:style-name="T24">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51">&lt;<text:span text:style-name="T24">надписи на табличке (уже под табличкой) обновляет кобылка-жеребёнок — она самая разумная в городе</text:span>&gt;</text:p>
      <text:p text:style-name="P58"/>
      <text:p text:style-name="P51">&lt;<text:span text:style-name="T24">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8">-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8">Дэш помчалась в лес не разбирая дороги.</text:p>
      <text:p text:style-name="P58"><text:soft-page-break/></text:p>
      <text:p text:style-name="P51">&lt;<text:span text:style-name="T24">Она скажет, что её нужны обнимашки для восстановления духа, хотя на самом деле она хочет развить отношения с Максом в духе ксенофилии</text:span>&gt;</text:p>
      <text:p text:style-name="P58"/>
      <text:p text:style-name="P51">&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8"/>
      <text:p text:style-name="P114"><text:span text:style-name="T12"><text:s/>&lt;</text:span><text:span text:style-name="T28"> - </text:span><text:span text:style-name="T23">Я не могу быть вашим спасителем! Я намного хуже и испорченнее вас!</text:span><text:span text:style-name="T12">&gt;</text:span></text:p>
      <text:p text:style-name="P58"/>
      <text:p text:style-name="P51">&lt;<text:span text:style-name="T24">Главы с Максом и Дэш — в стиле «Криминального чтива»</text:span>&gt;</text:p>
      <text:p text:style-name="P58"/>
      <text:p text:style-name="P51">&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1"><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1"/>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2">&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text:soft-page-break/>-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3"> </text:span><text:span text:style-name="T54">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text:soft-page-break/></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12">–</text:span> Заклинания Свирла Бородатого обычно срабатывают без ошибок.</text:p>
      <text:p text:style-name="P2"><text:soft-page-break/><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oft-page-break/><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12">–</text:span> Я помню, ваша магия Элементов Гармонии обладает большой силой.</text:p>
      <text:p text:style-name="P2"><text:span text:style-name="T12">–</text:span> Да. <text:span text:style-name="T12">–</text:span> <text:span text:style-name="T1">к</text:span>ивнула Твайлайт. <text:span text:style-name="T1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2">–</text:span> Для восстановления гармонии, говришь, <text:span text:style-name="T12">–</text:span> я почесал затылок.</text:p>
      <text:p text:style-name="P2"><text:span text:style-name="T12">–</text:span> Ну да, это так. Большие возмущения гармонии можно исправить только с помощью… Ой!..</text:p>
      <text:p text:style-name="P2"><text:span text:style-name="T12">–</text:span> Угу, вот именно. Сейчас имеем “большое возмущение гармонии”.</text:p>
      <text:p text:style-name="P2">Твайлайт прижала копыта к вискам.</text:p>
      <text:p text:style-name="P15"/>
      <text:p text:style-name="P2"><text:span text:style-name="T12">–</text:span> Ты не понимаешь… Я сейчас расскажу.</text:p>
      <text:p text:style-name="P2"/>
      <text:p text:style-name="P2"/>
      <text:p text:style-name="P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text:soft-page-break/>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text:span text:style-name="T12">&lt;</text:span><text:span text:style-name="T30">В разговоре в Кантерлоте с Луной после исчезновения Селестии Макс узнаёт, что она (Селестия) холодна к сексу.</text:span><text:span text:style-name="T12">&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3"/>
      <text:h text:style-name="P15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text:soft-page-break/>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2">&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2">&gt;</text:span></text:p>
      <text:p text:style-name="P2"/>
      <text:p text:style-name="P2"/>
      <text:p text:style-name="P4">***</text:p>
      <text:p text:style-name="P15"/>
      <text:p text:style-name="P14"/>
      <text:p text:style-name="P15"><text:span text:style-name="T48">&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32"><text:span text:style-name="T12">&lt;Селестия </text:span>хочет любым способом (34) расположить к себе Макса, чтоб получить союзника в борьбе за спасение Эквестрии<text:span text:style-name="T12">&gt;</text:span></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53" text:outline-level="2"><text:soft-page-break/>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oft-page-break/><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oft-page-break/><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pan text:style-name="T12">–</text:span> Луна, мой дорогой. Для тебя <text:span text:style-name="T12">—</text:span> Луна…</text:p>
      <text:p text:style-name="P2">...</text:p>
      <text:p text:style-name="P2"/>
      <text:h text:style-name="P153"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0"/>
      <text:p text:style-name="P54">Она вытянула шею и начала по очереди сгибать-разгибать ноги, разминая суставы.</text:p>
      <text:p text:style-name="P54"><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3" text:outline-level="2">В библиотеке замка Селестии</text:h>
      <text:p text:style-name="P106"/>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3">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3">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23">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3" text:outline-level="2">Понивилль</text:h>
      <text:p text:style-name="P2"/>
      <text:h text:style-name="P15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3"/>
      <text:h text:style-name="P153"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3" text:outline-level="2">Сон Макса</text:h>
      <text:p text:style-name="P106"/>
      <text:p text:style-name="P2"><text:soft-page-break/><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oft-page-break/><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5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oft-page-break/><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oft-page-break/><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oft-page-break/><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oft-page-break/><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8">zxcbzxcvb</text:span><text:span text:style-name="T12">&gt;</text:span>.</text:p>
      <text:p text:style-name="P2">Я не ответил.</text:p>
      <text:p text:style-name="P2"><text:soft-page-break/>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oft-page-break/><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106"/>
      <text:p text:style-name="P106"/>
      <text:p text:style-name="P106"/>
      <text:p text:style-name="P106"/>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text:soft-page-break/></text:p>
      <text:h text:style-name="P153"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5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3" text:outline-level="2">Поиск решения</text:h>
      <text:p text:style-name="P106"/>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2">&gt;</text:span></text:p>
      <text:p text:style-name="P2"/>
      <text:h text:style-name="P15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28">—</text:span><text:span text:style-name="T24"> </text:span><text:span text:style-name="T28">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3">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text:soft-page-break/>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5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text:soft-page-break/></text:p>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3"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text:soft-page-break/>–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3" text:outline-level="2">След?</text:h>
      <text:p text:style-name="P106"/>
      <text:p text:style-name="P2"><text:span text:style-name="T12">&lt;</text:span><text:span text:style-name="T23">сначала эпизод - проверка сумки в серверной</text:span><text:span text:style-name="T12">&gt;</text:span></text:p>
      <text:p text:style-name="P2"><text:span text:style-name="T12">&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5"><text:soft-page-break/></text:p>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3">Расширить сцену в кафе. Ожидание, подьём и… падение ожиданий</text:span><text:span text:style-name="T12">&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3"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89"/>
      <text:p text:style-name="P90"><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12">– </text:span>Ну хорошо. Убедила. В конце-концов, можем поступить так. Вы с Флатти вернётесь обратно а я продолжу поиски здесь.</text:p>
      <text:p text:style-name="P89"><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12">– </text:span>Вы можете связываться со мной раз в месяц по коридору.</text:p>
      <text:p text:style-name="P89"><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12">– </text:span>Конечно оставаться. Кто ещё, кроме нас, может найти её?</text:p>
      <text:p text:style-name="P89"><text:span text:style-name="T12">– </text:span>Я думал, ты не сможешь оставить Энджела и всех остальных надолго.</text:p>
      <text:p text:style-name="P89"><text:soft-page-break/><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12">– </text:span>Извини, Флаттершай, забылся.</text:p>
      <text:p text:style-name="P94"><text:span text:style-name="T12">– </text:span>Та ладно, я ж не против, – возразила Эпплджек. – Не парься, Флатти. Было б хуже, если б он <text:s/>назвал меня Эпплджек на людях.</text:p>
      <text:p text:style-name="P94"><text:span text:style-name="T12">– </text:span>Ты так... – запнулась Флаттершай. – Так быстро забыла свою ферму. И...</text:p>
      <text:p text:style-name="P94"><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12">– </text:span>Как ты можешь так говорить? – расплакалась Флаттершай.</text:p>
      <text:p text:style-name="P94"><text:span text:style-name="T12">– </text:span>Эй, девушки, не ссорьтесь! Мы — одна команда! И надеюсь, останемся ею и в дальнейшем. </text:p>
      <text:list xml:id="list8289256741893252158" text:style-name="L5">
        <text:list-header>
          <text:p text:style-name="P1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12">– </text:span>А если нет? – Эпплджек смотрела мне мне прямо в глаза.</text:p>
      <text:list xml:id="list193203500817387" text:continue-numbering="true" text:style-name="L5">
        <text:list-header>
          <text:p text:style-name="P144">Я молча пожал плечами. Эпплджек уверенно продолжила.</text:p>
        </text:list-header>
      </text:list>
      <text:p text:style-name="P94"><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12">– </text:span>Спасибо, ЭйДжей.</text:p>
      <text:p text:style-name="P94"><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204727456837" text:continue-numbering="true" text:style-name="L5">
        <text:list-header>
          <text:p text:style-name="P144">Флаттершай пробормотала нечто, показавшееся мне знакомым.</text:p>
        </text:list-header>
      </text:list>
      <text:p text:style-name="P94"><text:span text:style-name="T12">– </text:span>Флатти, ты что-то сказала? Я не расслышал.</text:p>
      <text:p text:style-name="P94"><text:span text:style-name="T12">– </text:span>Намерение Изменяет Реальность.</text:p>
      <text:p text:style-name="P94"><text:span text:style-name="T12">– </text:span>Эээ. А где ты слышала эту фразу, если не секрет?</text:p>
      <text:p text:style-name="P94"><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203763512705" text:continue-numbering="true" text:style-name="L5">
        <text:list-header>
          <text:p text:style-name="P144">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12">– </text:span>Флатти, ЭйДжей, буду через час. Ждите!</text:p>
      <text:p text:style-name="P89"/>
      <text:h text:style-name="P152" text:outline-level="2">Почти.</text:h>
      <text:p text:style-name="P10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12">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2" text:outline-level="2">Дискорд</text:h>
      <text:p text:style-name="P106"/>
      <text:p text:style-name="P103">Девушки поспешно собирались, пока я растолковывал им задачу.</text:p>
      <text:p text:style-name="P103"><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12">– </text:span>Это тот твой приятель, который разбился с полгода назад? – спросила Эпплджек.</text:p>
      <text:p text:style-name="P103"><text:span text:style-name="T12">– </text:span>Да, это он.</text:p>
      <text:p text:style-name="P103"><text:span text:style-name="T12">– </text:span>А как мы попадём в его квартиру? Там сейчас кто-то живёт? – Флаттершай прыгала на одной ноге, натягивая кед.</text:p>
      <text:p text:style-name="P103"><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104"><text:soft-page-break/>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12">– </text:span>Макс, что случилось? У нас проблемы?</text:p>
      <text:p text:style-name="P104"><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12">– </text:span>Нет нужды. Лучше станьте-ка сзади меня так, чтобы заслонить от этих бабулек и от вооон той камеры наблюдения.</text:p>
      <text:list xml:id="list7298554644608795851" text:style-name="L6">
        <text:list-header>
          <text:p text:style-name="P1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27"><text:span text:style-name="T12">–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27"><text:span text:style-name="T12">– </text:span>Макс, тут окно разбито! И верёвка какая-то висит. – крикнула Флаттершай из кухни.</text:p>
      <text:p text:style-name="P127"><text:span text:style-name="T12">– </text:span>Оставь, Флатти, не сейчас! – отмахнулся я.</text:p>
      <text:p text:style-name="P134">Лампочка питания на ноутбуке горела, <text:s/>но подключенный монитор оставался тёмным. Я постучал по пробелу, но безрезультатно.</text:p>
      <text:p text:style-name="P127"><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27"><text:span text:style-name="T12">– </text:span>Монитор выключен. – <text:s/>раздалось из угла. Кресло с высокой спинкой повернулось, открыв нашим взорам Дискорда. </text:p>
      <text:p text:style-name="P1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7">Он приподнял панамку, дурашливо здороваясь.</text:p>
      <text:p text:style-name="P127"><text:soft-page-break/><text:span text:style-name="T12">– </text:span>Оп-па! – пробормотала Эпплджек. – Нежданчик!</text:p>
      <text:p text:style-name="P127"><text:span text:style-name="T12">– </text:span>Ты, я вижу, времени не терял, – моя рука под прикрытием стола медленно тянулась к тяжёлой фарфоровой кружке, стоящей на краю.</text:p>
      <text:p text:style-name="P107"><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12">– </text:span>А почему ты вообще решил искать нас тут? – спросила Эпплджек. – Приехал бы домой. Мы б тебя чаем напоили.</text:p>
      <text:p text:style-name="P107"><text:span text:style-name="T12">– </text:span>Видишь ли, дорогая Эй-Джей, я с самого начала знал, где находится наша уважаемая принцесса, а времени в обрез, так что...</text:p>
      <text:p text:style-name="P115">В проёме дверей появилась Флаттершай.</text:p>
      <text:p text:style-name="P107"><text:span text:style-name="T12">– </text:span>С кем это вы тут разговариваете?</text:p>
      <text:list xml:id="list5477939462514849800" text:style-name="L7">
        <text:list-header>
          <text:p text:style-name="P15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5">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7">На лице Дискорда появилось удивлённо-мечтательное выражение и он вырубился.</text:p>
      <text:p text:style-name="P127"/>
      <text:h text:style-name="P153" text:outline-level="2">Селестия</text:h>
      <text:p text:style-name="P127"/>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7">Включенный монитор показал схематическое изображение Селестиии, </text:p>
      <text:p text:style-name="P128">&gt;\<text:span text:style-name="T1">Привет, Селестия. Это Макс. Как себя чувствуешь?</text:span></text:p>
      <text:p text:style-name="P128">&lt;\<text:span text:style-name="T1">Макс? МАКС??? МА-А-А-АКС!!! НАКОНЕЦ-ТО! КАК Я РАДА ТЕБЯ СЛЫШАТЬ! </text:span></text:p>
      <text:p text:style-name="P128">&gt;\<text:span text:style-name="T1">Я рад, что нашёл тебя, Тия.</text:span></text:p>
      <text:p text:style-name="P1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8">&gt;\<text:span text:style-name="T1">Тия, я сейчас подключу микрофон и колонки, и мы сможем общаться более удобно.</text:span></text:p>
      <text:p text:style-name="P127">…</text:p>
      <text:p text:style-name="P127">– Привет опять. Как ты меня слышишь?</text:p>
      <text:p text:style-name="P12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8">– <text:span text:style-name="T1">Могу себе представить. Как-то раз я провёл три часа камере сенсорной депривации. Мне не понравилось.</text:span></text:p>
      <text:p text:style-name="P127">– Эммм... Ваше Высочество, вы в порядке? Мы так рады, что наконец-то нашли Вас! – вклинилась в разговор Эпплджек.</text:p>
      <text:p text:style-name="P127">– Кто тут? Макс, кто ещё с тобой?</text:p>
      <text:p text:style-name="P128"><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8">– <text:span text:style-name="T1">Девочки? Я рада вас слышать. А Твайлайт нет рядом?</text:span></text:p>
      <text:p text:style-name="P1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7">При этих словах Дискорд замычал и задёргался. Эпплджек нахмурилась и проверила верёвки, привязывающие его к спинке стула.</text:p>
      <text:p text:style-name="P1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7">– Ноутбук — так называется место, где я нахожусь сейчас? А кто это мычит?</text:p>
      <text:p text:style-name="P1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7">– О, духи предков, но зачем??? Почему у него кляп во рту?</text:p>
      <text:p text:style-name="P127">– Мы связали его. Он нас предал. И тебя. И Эквестрию. Всех.</text:p>
      <text:p text:style-name="P127">При этих словах Эпплджек и Флаттершай непонимающе уставились на меня, а Дискорд протестующе замычал.</text:p>
      <text:p text:style-name="P127">Я начал рассказывать о своих догадках, и непонимающее выражение на лицах девушек сменилось удивлением.</text:p>
      <text:p text:style-name="P12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7">– А зачем тогда ты приложила его книгой? – непонимающе уставился я на неё.</text:p>
      <text:p text:style-name="P127">– Потому что ты напал на него. Я и подумала — тебе виднее. И подсобила.</text:p>
      <text:p text:style-name="P127">Флаттершай отрицающе мотнула головой.</text:p>
      <text:p text:style-name="P127">– Не может Дискорд быть предателем. Он мой друг.</text:p>
      <text:p text:style-name="P127">Дискорд благодарственно замычал и закивал головой.</text:p>
      <text:p text:style-name="P1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7">Дискорд завёл глаза на лоб и обречённо завыл.</text:p>
      <text:p text:style-name="P127">– Макс, постой. Дай мне поговорить с ним. – сказала Селестия. – Не могу поверить, что Дискорд на такое пошёл.</text:p>
      <text:p text:style-name="P127">– Ну хорошо. Поговори. Послушаем, что он скажет.</text:p>
      <text:p text:style-name="P127">Я красноречиво покачал кулак перед его носом и вытащил кляп.</text:p>
      <text:p text:style-name="P127">...</text:p>
      <text:p text:style-name="P116"><text:soft-page-break/>–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16">– Это я-то устраиваю цирк?!! ДА ТЫ НА СЕБЯ ПОСМОТРИ, КЛОУН!!! На людей кидаешься, чашками бросаешься, вон, мне нос разбил! Дерёшься...</text:p>
      <text:p text:style-name="P116">Я угрожающе поднёс тряпку к лицу Дискорда.</text:p>
      <text:p text:style-name="P116">– Ещё одно слово в таком тоне, и ты заткнёшься, а мы уйдём в Эквестрию без тебя!</text:p>
      <text:p text:style-name="P11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6">Дискорд демонстративно закрыл рот и посвистывая уставился в потолок.</text:p>
      <text:p text:style-name="P116">Разговор зашёл в тупик.</text:p>
      <text:p text:style-name="P119"/>
      <text:p text:style-name="P120">На мониторе высветился текст:</text:p>
      <text:p text:style-name="P11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0"/>
      <text:p text:style-name="P120">Из колонок послышался лёгкий шорох.</text:p>
      <text:p text:style-name="P116">– Дик, сейчас не время для ссор. – голос Селестии был мягким, но настойчивым. – Мы в одной лодке.</text:p>
      <text:p text:style-name="P116">– Тебе легко говорить! Тебе не разбивали нос и не оскорбляли угрозами!</text:p>
      <text:p text:style-name="P116">– Ты должен понимать, что у Макса были все основания так себя вести. Твоё поведение вызвало подозрения у него, ведь он мало тебя знает. </text:p>
      <text:p text:style-name="P116">К уговорам Селестии присоединилась Флаттершай.</text:p>
      <text:p text:style-name="P116">– Дискорд, миленький, прости его. Макс хороший. Он просто не знал, что ты тоже хороший...</text:p>
      <text:p text:style-name="P116">У Дискорда покраснели уши и он засмущался и заворчал.</text:p>
      <text:p text:style-name="P11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6">Я пропустил «дятла» мимо ушей.</text:p>
      <text:p text:style-name="P12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7">***</text:p>
      <text:p text:style-name="P11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6">Потому разбрасываться такой возможностью не стоит. Если уж тебе повезло оказаться в новом мире — исследуй его сполна!..</text:p>
      <text:p text:style-name="P117">***</text:p>
      <text:p text:style-name="P122">&lt;<text:span text:style-name="T24">сюда можно вставить похождения Дискорда — вторая неопубликованная глава. Первая — секс с Селестией</text:span>&gt;</text:p>
      <text:p text:style-name="P117">***</text:p>
      <text:p text:style-name="P120">– Развяжите мне, наконец, руки! Или хотя бы одну. Плечами жестикулировать неудобно.... </text:p>
      <text:p text:style-name="P120">Я развязал Дискорду левую руку.</text:p>
      <text:p text:style-name="P11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0">Дискорд принялся разминать затёкшее запястье.</text:p>
      <text:p text:style-name="P12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0">– Какое письмо, Корди? – вскинулась до этого зачарованно слушавшая Дискорда Флаттершай.</text:p>
      <text:p text:style-name="P120">– Ну ваше же! Вы с Эпплджек написали мне о своих мытарствах тут. Вежливо так написали, спасибо...</text:p>
      <text:p text:style-name="P120">Флаттершай покрылась пунцовыми пятнами.</text:p>
      <text:p text:style-name="P120">– Я... Мы... – тут она совсем стушевалась.</text:p>
      <text:p text:style-name="P120">– Так а почему ты сказал, что никто не уйдёт в Эквестрию? – наконец перебила Дискорда скучавшая до этого Эпплджек.</text:p>
      <text:p text:style-name="P120">Дискорд уставился на неё долгим взглядом, а потом хлопнул себя по лбу.</text:p>
      <text:p text:style-name="P12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20">– И что? – продолжила его мысль Эпплджек.</text:p>
      <text:p text:style-name="P120">–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20">– И?!! – до меня уже дошло, но Эпплджек продолжала тупить.</text:p>
      <text:p text:style-name="P120"><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0">– СКОЛЬКО??? – воскликнули хором я и девушки.</text:p>
      <text:p text:style-name="P120">Дискорд открыл было рот, но его слова заглушил звонок в дверь.</text:p>
      <text:p text:style-name="P120">– ОТКРОЙТЕ, ПОЛИЦИЯ! Вам даётся полминуты, чтобы открыть дверь. Через тридцать секунд дверь будет выбита!</text:p>
      <text:p text:style-name="P12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0">Блядь!</text:p>
      <text:p text:style-name="P120">– На крышу, живо!!! Через окно на кухне! – зашипел Дискорд, отчаянно дёргая узлы свободной рукой.</text:p>
      <text:p text:style-name="P120">Эпплджек, одной рукой сгребя в охапку ноутбук, второй увлекая Флаттершай, кинулась на кухню.</text:p>
      <text:p text:style-name="P120">– А толку? Куда мы с крыши денемся? – спросил я растерянно. Дискорд только раздражённо зарычал в ответ.</text:p>
      <text:p text:style-name="P116">Дверь содрогнулась от мощного удара. Послышался стук падающей штукатурки. Я сломя голову кинулся на кухню.</text:p>
      <text:p text:style-name="P116">– Развяжи меня, идиот!!! – гаркнул вдогонку Дискорд.</text:p>
      <text:p text:style-name="P11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 </text:p>
      <text:p text:style-name="P11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6">Верёвка в кухонном окне дёргалась от движений лезущих по ней Флатти и Эпплджек. Я словил её рукой и стал на подоконник.</text:p>
      <text:p text:style-name="P116">Чёрт!</text:p>
      <text:p text:style-name="P11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6">Но нет, триста тысяч чертей, раз девушки смогли – я тоже смогу!</text:p>
      <text:p text:style-name="P11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6">Чёрт! Чёрт! Чёрт! Чёрт!</text:p>
      <text:p text:style-name="P116">Бля!!!...</text:p>
      <text:p text:style-name="P116">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16"/>
      <text:h text:style-name="P153" text:outline-level="2">Назад, в Эквестрию</text:h>
      <text:p text:style-name="P116"/>
      <text:p text:style-name="P116">Долго паниковать не пришлось. </text:p>
      <text:p text:style-name="P116">Я почувствовал сильный рывок за шиворот и захват поперёк груди. </text:p>
      <text:p text:style-name="P116">– ОТПУСТИ ДЕВЧОНКУ!!! – загрохотало мне в ухо. Я открыл глаза.</text:p>
      <text:p text:style-name="P11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6">Я чуть поднял глаза и уставился в чешуйчатую морду дракон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6">Наконец это ему удалось, и дальнейший подъём на крышу происходил в молчании.</text:p>
      <text:p text:style-name="P11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6">Флаттершай оторвала заплаканное лицо от моей ветровки.</text:p>
      <text:p text:style-name="P116"><text:soft-page-break/>– Да-да, ты прав, Корди. Я готова.</text:p>
      <text:p text:style-name="P116">На длинной шее Дискорд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2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6">И мы полетели навстречу закату.</text:p>
      <text:p text:style-name="P11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6">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1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6">– Пристегните ремни! – проревел Дискорд, резко ускоряясь. – Будет весело!!!</text:p>
      <text:p text:style-name="P11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6">– ЙУУУУУУУХХХУУУУУ!!! – заорал Дискорд, сложил крылья и врезался в шар.</text:p>
      <text:p text:style-name="P12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12">–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21">–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12">&lt;</text:span>упомянуть в эпизоде на Терре, что МЛП-сериал закрылся год назад<text:span text:style-name="T12">&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12">&lt;</text:span><text:span text:style-name="T28">чёрт</text:span><text:span text:style-name="T12">&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2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9">– Хорошо. Уболтал. Кьютимарки беру на себя. Так и знал, что мне самое трудное достанется!</text:p>
      <text:p text:style-name="P1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9">Анакорн проследил мой взгляд.</text:p>
      <text:p text:style-name="P129">– Нечего так смотреть. Если я стану применять магию вместо ловкости, теряется весь смысл упражнения... О, глянь-ка на Эквус!</text:p>
      <text:p text:style-name="P1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9"/>
      <text:p text:style-name="P131">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8">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2"/>
      <text:p text:style-name="P13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1"/>
      <text:p text:style-name="P131"/>
      <text:p text:style-name="P129">Я опять задумался. В голове было пусто. Хотя, если подумать с точки зрения программиста, можно... Наверное можно, раз все предыдущее прокатило...</text:p>
      <text:p text:style-name="P130">–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0">– Не понял? Это как? Как ты совместишь разрушенную магическими войнами Эквестрию с романтически-сексуальным раем для попаданцев?</text:p>
      <text:p text:style-name="P130"><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0">Анакорн долго мусолил карандаш, а потом вдруг заржал.</text:p>
      <text:p text:style-name="P130"><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0"><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30">Анакорн примирительно похлопал меня по плечу.</text:p>
      <text:p text:style-name="P130"><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0">Я подозрительно посмотрел на Анакорна.</text:p>
      <text:p text:style-name="P130"><text:span text:style-name="T12">– </text:span>Какой ещё, нафиг, «мой фанфик»? Я никакого фанфика не писал. И не собираюсь, вообще-то.</text:p>
      <text:p text:style-name="P130">Анакорн ехидно ухмыльнулся и откинулся в кресле, переплетя пальцы за затылком.</text:p>
      <text:p text:style-name="P130"><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9"><text:soft-page-break/><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9"><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9"><text:span text:style-name="T12">– </text:span>Факн щит<text:note text:id="ftn13" text:note-class="footnote"><text:note-citation>13</text:note-citation><text:note-body><text:p text:style-name="P12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9">Анакорн развёл руками.</text:p>
      <text:p text:style-name="P129"><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9">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text:soft-page-break/>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3">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4"><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6">Селестия кивнула, соглашаясь, и образ её начал меркнуть.</text:p>
      <text:p text:style-name="P121">– <text:span text:style-name="T1">Окей. Будь счастлив и... спасибо тебе за всё, Макс.</text:span></text:p>
      <text:p text:style-name="P116">…</text:p>
      <text:p text:style-name="P12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6">Он нахлобучил на себя невесть откуда взявшуюся двууголку.</text:p>
      <text:p text:style-name="P116">– Как вам это нравится, господа?! Дискорд — спаситель Эквестрии! А ведь звучит!!! Разрешите откланяться!..</text:p>
      <text:p text:style-name="P116"><text:soft-page-break/></text:p>
      <text:list xml:id="list1241942324116731444" text:style-name="L8">
        <text:list-header>
          <text:p text:style-name="P146">(<text:span text:style-name="T30">Луна — как повелительница снов, слышала разговор Макса с Анакорном</text:span>)</text:p>
          <text:p text:style-name="P147"/>
        </text:list-header>
      </text:list>
      <text:p text:style-name="P117">***</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89">Я опустил руку на шею Дэш и ощутил теплоту и лёгкое покалывание в пустоте.</text:p>
      <text:p text:style-name="P89"><text:span text:style-name="T12">–</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53" text:outline-level="2">Земля</text:h>
      <text:p text:style-name="P92">Музыкальная тема из бегущего по лезвию бритвы — <text:span text:style-name="T12">Mission impossible</text:span></text:p>
      <text:p text:style-name="P93">&lt;Ужас возвращения из тёплого волшебного мира друзей в холодную скучную реальность.&gt;</text:p>
      <text:p text:style-name="P86"><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text:soft-page-break/></text:p>
      <text:p text:style-name="P89"/>
      <text:p text:style-name="P89"/>
      <text:p text:style-name="P8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3T19:32:02.096000000</dc:date>
    <meta:editing-duration>P82DT17H23M43S</meta:editing-duration>
    <meta:editing-cycles>4701</meta:editing-cycles>
    <meta:generator>LibreOffice/5.1.0.3$Windows_x86 LibreOffice_project/5e3e00a007d9b3b6efb6797a8b8e57b51ab1f737</meta:generator>
    <meta:document-statistic meta:table-count="0" meta:image-count="0" meta:object-count="0" meta:page-count="166" meta:paragraph-count="3370" meta:word-count="76304" meta:character-count="507003" meta:non-whitespace-character-count="430495"/>
  </office:meta>
</office:document-meta>
</file>